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outline1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title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a level1 point</text:p>
              </text:list-item>
            </text:list>
            <text:list text:style-name="L2">
              <text:list-item>
                <text:list>
                  <text:list-item>
                    <text:p text:style-name="P3">a level 2 poi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nother level 2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a level 3 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a new level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fr" fo:country="FR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
  </meta:generator>
    <meta:initial-creator>Laurent Godard</meta:initial-creator>
    <meta:creation-date>2006-04-19T16:46:45</meta:creation-date>
    <dc:creator>Laurent Godard</dc:creator>
    <dc:date>2006-04-26T15:00:35</dc:date>
    <dc:language>fr-FR</dc:language>
    <meta:editing-cycles>2</meta:editing-cycles>
    <meta:editing-duration>PT1M16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